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Table_20_Contents">
      <style:text-properties fo:font-variant="normal" fo:text-transform="none" fo:color="#222222" style:font-name="Cantarell" fo:font-size="9pt" fo:letter-spacing="normal" fo:font-style="normal" fo:font-weight="normal" style:font-size-asian="9pt" style:font-size-complex="9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9pt" fo:letter-spacing="normal" fo:font-style="normal" fo:font-weight="normal" style:font-size-asian="9pt" style:font-size-complex="9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font-name="Cantarell" fo:font-size="9pt" style:font-size-asian="9pt" style:font-size-complex="9pt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9pt" style:font-size-asian="9pt" style:font-size-complex="9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 of Meeting </text:p>
      <text:p text:style-name="P4"><text:span text:style-name="T2">GMRT</text:span><text:span text:style-name="T5"><text:tab/></text:span><text:tab/><text:tab/><text:tab/><text:tab/><text:span text:style-name="T2">Minutes of Meeting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2">Held on</text:p>
          </table:table-cell>
          <table:table-cell table:style-name="Table1.B2" office:value-type="string">
            <text:p text:style-name="P1"><text:s/>9<text:span text:style-name="T4">Th</text:span> December 2014 Time : 15.00 PM to 16.00 PM , GMRT Conference room</text:p>
          </table:table-cell>
        </table:table-row>
        <table:table-row>
          <table:table-cell table:style-name="Table1.A2" office:value-type="string">
            <text:p text:style-name="P2">Attendees</text:p>
          </table:table-cell>
          <table:table-cell table:style-name="Table1.B2" office:value-type="string">
            <text:p text:style-name="P1">NGK, SN, DBB,CPK,SN,SSS,NMS, &amp; RRU</text:p>
          </table:table-cell>
        </table:table-row>
        <table:table-row>
          <table:table-cell table:style-name="Table1.A4" office:value-type="string">
            <text:p text:style-name="P2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2">Highlights</text:p>
            <text:p text:style-name="P2">and items</text:p>
            <text:p text:style-name="P2">discussed </text:p>
          </table:table-cell>
          <table:table-cell table:style-name="Table1.B2" office:value-type="string">
            <text:p text:style-name="P7"><text:span text:style-name="T6"><text:s text:c="3"/></text:span><text:span text:style-name="T7"><text:s text:c="4"/></text:span><text:span text:style-name="T3"><text:s text:c="2"/></text:span></text:p>
            <text:list xml:id="list13458812231" text:style-name="L1">
              <text:list-item>
                <text:p text:style-name="P6">RRU updated that he along with Mr.Thiyagu finish the servo-Online_v2 testing in December 2014.</text:p>
                <text:p text:style-name="P6">RRU informed other team member about the Person ( Mr. Gerhard) <text:s/>from SKA visited Telemetry Lab, <text:s/>that he was given demo of Online_v2 whole software and he was very much impressed by our work. He took photos of the GUIs &amp; Web pages. RRU has sent the MwSky poster to him.</text:p>
                <text:p text:style-name="P6"/>
              </text:list-item>
              <text:list-item>
                <text:p text:style-name="P6">NMS has started to write project report.</text:p>
                <text:p text:style-name="P6"/>
              </text:list-item>
              <text:list-item>
                <text:p text:style-name="P6">CPK updated that we have received 32 L2 network. </text:p>
                <text:p text:style-name="P6">FPS serial link is working with NULL command. Will start working on read_version command. </text:p>
                <text:p text:style-name="P6">Server class machine folder status update needs to be obtained.</text:p>
                <text:p text:style-name="P6"/>
              </text:list-item>
              <text:list-item>
                <text:p text:style-name="P6">SSS updated that point source image script is done.</text:p>
                <text:p text:style-name="P6"/>
              </text:list-item>
              <text:list-item>
                <text:p text:style-name="P6">SNK was busy with his exams.</text:p>
                <text:p text:style-name="P6"/>
              </text:list-item>
              <text:list-item>
                <text:p text:style-name="P6">DBB is working on astronomical library. Has finished apparent &amp; mean calculations. Will write functions for AZ-EL calculations.</text:p>
                <text:p text:style-name="P6"/>
              </text:list-item>
              <text:list-item>
                <text:p text:style-name="P6">SN informed that DBB has finished the configuration of IP based camera in 15 M NCRA, GMRT NG colony and GMRT.</text:p>
                <text:list>
                  <text:list-header>
                    <text:p text:style-name="P6"/>
                  </text:list-header>
                </text:list>
              </text:list-item>
              <text:list-item>
                <text:p text:style-name="P6">NGK suggested titles for work report.</text:p>
                <text:p text:style-name="P6">0<text:span text:style-name="T4">th</text:span> order will be description about the software.</text:p>
                <text:p text:style-name="P6">1<text:span text:style-name="T4">st</text:span> will be Online_v2 core software =&gt; RRU</text:p>
                <text:p text:style-name="P6">2<text:span text:style-name="T4">nd</text:span> will be web page user hub like observation tools + Database =&gt; SNK</text:p>
                <text:p text:style-name="P6">3<text:span text:style-name="T4">rd</text:span> will be <text:s/>rabbit programming + Desktop GUI =&gt; NMS</text:p>
                <text:p text:style-name="P6">4<text:span text:style-name="T4">th</text:span> will be Rabbit serial link + switches Network =&gt; CPK</text:p>
                <text:p text:style-name="P6">5<text:span text:style-name="T4">th</text:span> will be Python Environment + Astronomical library =&gt; DBB</text:p>
                <text:p text:style-name="P6">6<text:span text:style-name="T4">th</text:span> will be web page based radio source image maker =&gt; SSS</text:p>
                <text:p text:style-name="P6"/>
              </text:list-item>
            </text:list>
            <text:p text:style-name="P5"><text:s text:c="13"/># Skeleton for the report will be </text:p>
            <text:p text:style-name="P5"><text:s text:c="17"/>1. Abstract</text:p>
            <text:p text:style-name="P5"><text:s text:c="17"/>2. Background.</text:p>
            <text:p text:style-name="P5"><text:s text:c="23"/>- Block diagram.</text:p>
            <text:p text:style-name="P5"><text:s text:c="23"/>- What is the role of this particular section. How it is interfaced with core Online.</text:p>
            <text:p text:style-name="P5"><text:s text:c="18"/>3. Structure</text:p>
            <text:p text:style-name="P5"><text:s text:c="23"/>- Why we followed it.</text:p>
            <text:p text:style-name="P5"><text:s text:c="18"/>4. <text:s/>Implementation </text:p>
            <text:p text:style-name="P5"><text:s text:c="18"/>5. Testing </text:p>
            <text:p text:style-name="P5"><text:s text:c="18"/>6. Summary</text:p>
            <text:p text:style-name="P5"/>
            <text:p text:style-name="P5"><text:s text:c="13"/># By March-2015 we will finish testing &amp; report submission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12-09T17:09:25</dc:date>
    <dc:creator>teleset </dc:creator>
    <meta:editing-duration>P2DT13H22M3S</meta:editing-duration>
    <meta:editing-cycles>619</meta:editing-cycles>
    <meta:generator>LibreOffice/3.4$Linux LibreOffice_project/340m1$Build-602</meta:generator>
    <meta:document-statistic meta:table-count="1" meta:image-count="0" meta:object-count="0" meta:page-count="1" meta:paragraph-count="44" meta:word-count="355" meta:character-count="2140" meta:non-whitespace-character-count="1617"/>
  </office:meta>
</office:document-meta>
</file>